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7e14b" officeooo:paragraph-rsid="0007e14b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5 鉸頭鬃</text:p>
        <text:p text:style-name="P1"/>
        <text:p text:style-name="P1">自細漢阮就罕得去電頭鬃店予人鉸頭鬃，</text:p>
        <text:p text:style-name="P1">Tsū sè-hàn guán tō hán-tit khì tiān thâu-tsang tiàm hōo lâng ka thâu-tsang, </text:p>
        <text:p text:style-name="P1"/>
        <text:p text:style-name="P1">見擺若是學校欲檢查頭毛，</text:p>
        <text:p text:style-name="P1">kiàn-pái nā-sī ha̍k-hāu beh kiám-tsa thâu-mn̂g, </text:p>
        <text:p text:style-name="P1"/>
        <text:p text:style-name="P1">阿母就會工課放咧，</text:p>
        <text:p text:style-name="P1">a-bú tō ē khang-khuè pàng --leh, </text:p>
        <text:p text:style-name="P1"/>
        <text:p text:style-name="P1">叫阮三姊弟仔坐踮椅條，</text:p>
        <text:p text:style-name="P1">kiò guán sann tsí-tē-á tsē tiàm í-liâu, </text:p>
        <text:p text:style-name="P1"/>
        <text:p text:style-name="P1">逐个人提一張中央挖空的報紙橐咧，</text:p>
        <text:p text:style-name="P1">ta̍k ê lâng the̍h tsi̍t tiunn tiong-ng óo-khang ê pò-tsuá lop --leh, </text:p>
        <text:p text:style-name="P1"/>
        <text:p text:style-name="P1">聽候阿母「開工」。</text:p>
        <text:p text:style-name="P1">thìng-hāu a-bú “khai-kang”.</text:p>
        <text:p text:style-name="P1"/>
        <text:p text:style-name="P1"/>
        <text:p text:style-name="P1"/>
        <text:p text:style-name="P1"/>
        <text:p text:style-name="P1">阿母會先對阮兩姊妹仔開始，</text:p>
        <text:p text:style-name="P1">A-bú ē sing uì guán nn̄g tsí-muē-á khai-sí, </text:p>
        <text:p text:style-name="P1"/>
        <text:p text:style-name="P1">因為查某囡仔的頭毛規定上長干焦會當佮耳珠齊，</text:p>
        <text:p text:style-name="P1">in-uī tsa-bóo gín-á ê thâu-mn̂g kui-tīng siōng tn̂g kan-na ē-tàng kah hīnn-tsu tsê, </text:p>
        <text:p text:style-name="P1"/>
        <text:p text:style-name="P1">額頭的頭鬃愛離目眉頂一公分。</text:p>
        <text:p text:style-name="P1">hia̍h-thâu ê thâu-tsang ài lī ba̍k-bâi-tíng tsi̍t kong-hun. </text:p>
        <text:p text:style-name="P1"/>
        <text:p text:style-name="P1">阿母跤手誠猛掠，</text:p>
        <text:p text:style-name="P1">A-bú kha-tshiú tsiânn mé-lia̍h, </text:p>
        <text:p text:style-name="P1"/>
        <text:p text:style-name="P1">鉸刀小可仔振動一下，</text:p>
        <text:p text:style-name="P1">ka-to sió-khuá-á tín-tāng tsi̍t-ē, </text:p>
        <text:p text:style-name="P1"/>
        <text:p text:style-name="P1">一睏仔就鉸好勢矣。</text:p>
        <text:p text:style-name="P1">tsi̍t-khùn-á tō ka hó-sè --ah. </text:p>
        <text:p text:style-name="P1"/>
        <text:p text:style-name="P1">小弟的較麻煩，</text:p>
        <text:p text:style-name="P1">Sió-tī ê khah mâ-huân, </text:p>
        <text:p text:style-name="P1"/>
        <text:p text:style-name="P1">愛用攄仔先攄做三分仔，</text:p>
        <text:p text:style-name="P1">ài iōng lu-á sing lu tsò sann-hun-á, </text:p>
        <text:p text:style-name="P1"/>
        <text:p text:style-name="P1">才閣用剃頭刀共毛跤剾過，</text:p>
        <text:p text:style-name="P1">tsiah koh iōng thì-thâu-to kā mn̂g-kha khau kuè, </text:p>
        <text:p text:style-name="P1"/>
        <text:p text:style-name="P1">剃一粒頭著愛半點外鐘。</text:p>
        <text:p text:style-name="P1">thì tsi̍t lia̍p thâu tio̍h ài puànn-tiám-guā-tsing.</text:p>
        <text:p text:style-name="P1"/>
        <text:p text:style-name="P1"/>
        <text:p text:style-name="P1"/>
        <text:p text:style-name="P1"/>
        <text:p text:style-name="P1">讀國中的時陣，</text:p>
        <text:p text:style-name="P1">Tha̍k kok-tiong ê sî-tsūn,</text:p>
        <text:p text:style-name="P1"><text:soft-page-break/></text:p>
        <text:p text:style-name="P1">阿母日時佇鞋仔廠上班，</text:p>
        <text:p text:style-name="P1">a-bú ji̍t--sî tī ê-á-tshiúnn siōng-pan, </text:p>
        <text:p text:style-name="P1"/>
        <text:p text:style-name="P1">暗時閣去合作農場洗芹菜，</text:p>
        <text:p text:style-name="P1">àm-sî koh khì ha̍p-tsok lông-tiûnn sé khîn-tshài, </text:p>
        <text:p text:style-name="P1"/>
        <text:p text:style-name="P1">逐工無閒甲無暝無日，</text:p>
        <text:p text:style-name="P1">ta̍k kang bô-îng kah bô-mê-bô-ji̍t, </text:p>
        <text:p text:style-name="P1"/>
        <text:p text:style-name="P1">就叫阮家己鉸。</text:p>
        <text:p text:style-name="P1">tō kiò guán ka-kī ka. </text:p>
        <text:p text:style-name="P1"/>
        <text:p text:style-name="P1">我佮小妹兩个人互相鉸，</text:p>
        <text:p text:style-name="P1">Guá kah sió-muē nn̄g ê lâng hōo-siong ka, </text:p>
        <text:p text:style-name="P1"/>
        <text:p text:style-name="P1">小弟的頭無人會曉剃，</text:p>
        <text:p text:style-name="P1">sió-tī ê thâu bô-lâng ē-hiáu thì, </text:p>
        <text:p text:style-name="P1"/>
        <text:p text:style-name="P1">就提錢去揣剃頭店的師傅。</text:p>
        <text:p text:style-name="P1">tō the̍h tsînn khì tshuē thì-thâu-tiàm ê sai-hū. </text:p>
        <text:p text:style-name="P1"/>
        <text:p text:style-name="P1">有一擺，</text:p>
        <text:p text:style-name="P1">Ū tsi̍t pái, </text:p>
        <text:p text:style-name="P1"/>
        <text:p text:style-name="P1">小妹無細膩共我後壁的頭毛鉸甲缺一角，</text:p>
        <text:p text:style-name="P1">sió-muē bô-sè-jī kā guá āu-piah ê thâu-mn̂g ka kah khih tsi̍t kak, </text:p>
        <text:p text:style-name="P1"/>
        <text:p text:style-name="P1">隔轉工去學校予人笑講「去予狗齧著」。</text:p>
        <text:p text:style-name="P1">keh-tńg-kang khì ha̍k-hāu hōo lâng tshiò kóng “Khì hōo káu khè--tio̍h”. </text:p>
        <text:p text:style-name="P1"/>
        <text:p text:style-name="P1">自彼擺了後，</text:p>
        <text:p text:style-name="P1">Tsū hit pái liáu-āu, </text:p>
        <text:p text:style-name="P1"/>
        <text:p text:style-name="P1">若是欲鉸頭鬃，</text:p>
        <text:p text:style-name="P1">nā-sī beh ka thâu-tsang, </text:p>
        <text:p text:style-name="P1"/>
        <text:p text:style-name="P1">我就會三叮嚀四吩咐，</text:p>
        <text:p text:style-name="P1">guá tō ē sann-ting-lîng-sì-huan-hù, </text:p>
        <text:p text:style-name="P1"/>
        <text:p text:style-name="P1">叫小妹毋通共我鉸䆀去。</text:p>
        <text:p text:style-name="P1">kiò sió-muē m̄ thang kā guá ka bái--khì.</text:p>
        <text:p text:style-name="P1"/>
        <text:p text:style-name="P1"/>
        <text:p text:style-name="P1"/>
        <text:p text:style-name="P1"/>
        <text:p text:style-name="P1">大漢出社會了後，</text:p>
        <text:p text:style-name="P1">Tuā-hàn tshut siā-huē liáu-āu, </text:p>
        <text:p text:style-name="P1"/>
        <text:p text:style-name="P1">阿母就毋捌閣共阮鉸頭毛矣，</text:p>
        <text:p text:style-name="P1">a-bú tō m̄ bat koh kā guán ka thâu-mn̂g --ah, </text:p>
        <text:p text:style-name="P1"/>
        <text:p text:style-name="P1">顛倒是三不五時，</text:p>
        <text:p text:style-name="P1">tian-tó sī sam-put-gōo-sî, </text:p>
        <text:p text:style-name="P1"/>
        <text:p text:style-name="P1">阿母會叫我共伊的頭毛略仔修予順。</text:p>
        <text:p text:style-name="P1">a-bú ē kiò guá kā i ê thâu-mn̂g lio̍h-á siu hōo sūn. </text:p>
        <text:p text:style-name="P1"/>
        <text:p text:style-name="P1">小弟佇臺北趁食，</text:p>
        <text:p text:style-name="P1">Sió-tī tī Tâi-pak thàn-tsia̍h, </text:p>
        <text:p text:style-name="P1"/>
        <text:p text:style-name="P1"><text:soft-page-break/>見擺若去予人鉸頭鬃攏無滿意，</text:p>
        <text:p text:style-name="P1">kiàn-pái nā khì hōo lâng ka thâu-tsang lóng bô muá-ì, </text:p>
        <text:p text:style-name="P1"/>
        <text:p text:style-name="P1">因為伊去種著阿母的虯頭毛，</text:p>
        <text:p text:style-name="P1">in-uī i khì tsíng-tio̍h a-bú ê khiû-thâu-mn̂g, </text:p>
        <text:p text:style-name="P1"/>
        <text:p text:style-name="P1">若鉸無好勢就會氅甲若棕鑢仔。</text:p>
        <text:p text:style-name="P1">nā ka bô hó-sè tō ē tsháng kah nā tsang-lù-á. </text:p>
        <text:p text:style-name="P1"/>
        <text:p text:style-name="P1">噴水、用捋仔捋，</text:p>
        <text:p text:style-name="P1">Phùn-tsuí, iōng lua̍h-á lua̍h, </text:p>
        <text:p text:style-name="P1"/>
        <text:p text:style-name="P1">抑是用吹風機吹，</text:p>
        <text:p text:style-name="P1">ia̍h-sī iōng tshue-hong-ki tshue, </text:p>
        <text:p text:style-name="P1"/>
        <text:p text:style-name="P1">攏無效，</text:p>
        <text:p text:style-name="P1">lóng bô-hāu, </text:p>
        <text:p text:style-name="P1"/>
        <text:p text:style-name="P1">誠費氣。</text:p>
        <text:p text:style-name="P1">tsiânn huì-khì. </text:p>
        <text:p text:style-name="P1"/>
        <text:p text:style-name="P1">伊定定舞甲想欲攄三分仔，</text:p>
        <text:p text:style-name="P1">I tiānn-tiānn bú kah siūnn-beh lu sann-hun-á, </text:p>
        <text:p text:style-name="P1"/>
        <text:p text:style-name="P1">毋過閣無勇氣。</text:p>
        <text:p text:style-name="P1">m̄-koh koh bô ióng-khì.</text:p>
        <text:p text:style-name="P1"/>
        <text:p text:style-name="P1"/>
        <text:p text:style-name="P1"/>
        <text:p text:style-name="P1"/>
        <text:p text:style-name="P1">有一回伊歇睏轉來厝，</text:p>
        <text:p text:style-name="P1">Ū tsi̍t huê i hioh-khùn tńg--lâi tshù, </text:p>
        <text:p text:style-name="P1"/>
        <text:p text:style-name="P1">我看伊規粒頭敢若鳥仔岫咧，</text:p>
        <text:p text:style-name="P1">guá khuànn i kui lia̍p thâu kánn-ná tsiáu-á-siū --leh, </text:p>
        <text:p text:style-name="P1"/>
        <text:p text:style-name="P1">就問伊欲予我鉸頭鬃無？</text:p>
        <text:p text:style-name="P1">tō mn̄g i beh hōo guá ka thâu-tsang --bô? </text:p>
        <text:p text:style-name="P1"/>
        <text:p text:style-name="P1">想袂到伊竟然應好，</text:p>
        <text:p text:style-name="P1">Siūnn bē kàu i kìng-jiân ìn hó, </text:p>
        <text:p text:style-name="P1"/>
        <text:p text:style-name="P1">我就開始攢家私。</text:p>
        <text:p text:style-name="P1">guá tō khai-sí tshuân ke-si. </text:p>
        <text:p text:style-name="P1"/>
        <text:p text:style-name="P1">我寬寬仔鉸、沓沓仔修，</text:p>
        <text:p text:style-name="P1">Guá khuann-khuann-á ka, ta̍uh-ta̍uh-á siu, </text:p>
        <text:p text:style-name="P1"/>
        <text:p text:style-name="P1">舞欲規點鐘久。</text:p>
        <text:p text:style-name="P1">bú beh kui-tiám-tsing kú. </text:p>
        <text:p text:style-name="P1"/>
        <text:p text:style-name="P1">等小弟的頭洗好，</text:p>
        <text:p text:style-name="P1">Tán sió-tī ê thâu sé hó, </text:p>
        <text:p text:style-name="P1"/>
        <text:p text:style-name="P1">吹焦了後，</text:p>
        <text:p text:style-name="P1">tshue ta liáu-āu, </text:p>
        <text:p text:style-name="P1"/>
        <text:p text:style-name="P1">阿爸、阿母看著，</text:p>
        <text:p text:style-name="P1">a-pah, a-bú khuànn--tio̍h, </text:p>
        <text:p text:style-name="P1"/>
        <text:p text:style-name="P1">竟然呵咾伊變足緣投，</text:p>
        <text:p text:style-name="P1">kìng-jiân o-ló i piàn tsiok iân-tâu, </text:p>
        <text:p text:style-name="P1"/>
        <text:p text:style-name="P1">閣講我會當出師矣。</text:p>
        <text:p text:style-name="P1">koh kóng guá ē-tàng tshut-sai --ah. </text:p>
        <text:p text:style-name="P1"><text:soft-page-break/></text:p>
        <text:p text:style-name="P1">後來小弟共我講，</text:p>
        <text:p text:style-name="P1">Āu--lâi sió-tī kā guá kóng, </text:p>
        <text:p text:style-name="P1"/>
        <text:p text:style-name="P1">in同事攏講伊這擺頭鬃鉸了誠好看，</text:p>
        <text:p text:style-name="P1">in tông-sū lóng kóng i tsit pái thâu-tsang ka liáu tsiânn hó-khuànn, </text:p>
        <text:p text:style-name="P1"/>
        <text:p text:style-name="P1">拍層拍了誠順，</text:p>
        <text:p text:style-name="P1">phah-tsân phah liáu tsiânn sūn, </text:p>
        <text:p text:style-name="P1"/>
        <text:p text:style-name="P1">閣相爭問伊是佗一間鉸的，</text:p>
        <text:p text:style-name="P1">koh sio-tsenn mn̄g i sī tó tsi̍t king ka--ê, </text:p>
        <text:p text:style-name="P1"/>
        <text:p text:style-name="P1">in嘛想欲去。</text:p>
        <text:p text:style-name="P1">in mā siūnn-beh khì.</text:p>
        <text:p text:style-name="P1"/>
        <text:p text:style-name="P1"/>
        <text:p text:style-name="P1"/>
        <text:p text:style-name="P1"/>
        <text:p text:style-name="P1">這馬，</text:p>
        <text:p text:style-name="P1">Tsit-má, </text:p>
        <text:p text:style-name="P1"/>
        <text:p text:style-name="P1">我會共我的後生、查某囝剃頭，</text:p>
        <text:p text:style-name="P1">guá ē kā guá ê hāu-senn, tsa-bóo-kiánn thì-thâu, </text:p>
        <text:p text:style-name="P1"/>
        <text:p text:style-name="P1">雖然in一半擺仔會嫌我跤手慢鈍，</text:p>
        <text:p text:style-name="P1">sui-jiân in tsi̍t-puànn-pái-á ē hiâm guá kha-tshiú bān-tūn, </text:p>
        <text:p text:style-name="P1"/>
        <text:p text:style-name="P1">剃頭的時陣身軀誠刺疫，</text:p>
        <text:p text:style-name="P1">thì-thâu ê sî-tsūn sin-khu tsiânn tshiah-ia̍h, </text:p>
        <text:p text:style-name="P1"/>
        <text:p text:style-name="P1">毋過看in鉸好了後輕鬆的款式，</text:p>
        <text:p text:style-name="P1">m̄-koh khuànn in ka hó liáu-āu khin-sang ê khuán-sik, </text:p>
        <text:p text:style-name="P1"/>
        <text:p text:style-name="P1">我心肝內就會感覺誠滿足！</text:p>
        <text:p text:style-name="P1">guá sim-kuann-lāi tō ē kám-kak tsiânn buán-tsiok!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1:45:55.986296686</dc:date>
    <meta:editing-duration>PT7M40S</meta:editing-duration>
    <meta:editing-cycles>1</meta:editing-cycles>
    <meta:document-statistic meta:table-count="0" meta:image-count="0" meta:object-count="0" meta:page-count="4" meta:paragraph-count="138" meta:word-count="1165" meta:character-count="3348" meta:non-whitespace-character-count="2918"/>
    <meta:generator>LibreOffice/5.1.6.2$Linux_X86_64 LibreOffice_project/10m0$Build-2</meta:generator>
  </office:meta>
</office:document-meta>
</file>